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176cm" fo:min-width="6.926cm"/>
    </style:style>
    <style:style style:name="gr2" style:family="graphic" style:parent-style-name="standard">
      <style:graphic-properties svg:stroke-color="#000000" draw:fill-color="#ff9900" draw:textarea-horizontal-align="justify" draw:textarea-vertical-align="middle" draw:auto-grow-height="false" fo:min-height="0.35cm" fo:min-width="8.076cm"/>
    </style:style>
    <style:style style:name="gr3" style:family="graphic" style:parent-style-name="standard">
      <style:graphic-properties svg:stroke-color="#000000" draw:fill-color="#00cc00" draw:textarea-horizontal-align="justify" draw:textarea-vertical-align="middle" draw:auto-grow-height="false" fo:min-height="1.851cm" fo:min-width="2.501cm"/>
    </style:style>
    <style:style style:name="gr4" style:family="graphic" style:parent-style-name="standard">
      <style:graphic-properties svg:stroke-color="#000000" draw:fill-color="#00cc00" draw:textarea-horizontal-align="justify" draw:textarea-vertical-align="middle" draw:auto-grow-height="false" fo:min-height="1.715cm" fo:min-width="3.049cm"/>
    </style:style>
    <style:style style:name="gr5" style:family="graphic" style:parent-style-name="standard">
      <style:graphic-properties svg:stroke-color="#000000" draw:fill-color="#00cc00" draw:textarea-horizontal-align="justify" draw:textarea-vertical-align="middle" draw:auto-grow-height="false" fo:min-height="1.85cm" fo:min-width="3.248cm"/>
    </style:style>
    <style:style style:name="gr6" style:family="graphic" style:parent-style-name="standard">
      <style:graphic-properties svg:stroke-color="#000000" draw:fill-color="#00cc00" draw:textarea-horizontal-align="justify" draw:textarea-vertical-align="middle" draw:auto-grow-height="false" fo:min-height="1.85cm" fo:min-width="2.5cm"/>
    </style:style>
    <style:style style:name="gr7" style:family="graphic" style:parent-style-name="standard">
      <style:graphic-properties svg:stroke-color="#000000" draw:fill-color="#00cc00" draw:textarea-horizontal-align="justify" draw:textarea-vertical-align="middle" draw:auto-grow-height="false" fo:min-height="1.851cm" fo:min-width="3.233cm"/>
    </style:style>
    <style:style style:name="gr8" style:family="graphic" style:parent-style-name="standard">
      <style:graphic-properties svg:stroke-color="#000000" draw:fill-color="#ff9900" draw:textarea-horizontal-align="justify" draw:textarea-vertical-align="middle" draw:auto-grow-height="false" fo:min-height="0.35cm" fo:min-width="10.175cm"/>
    </style:style>
    <style:style style:name="P1" style:family="paragraph">
      <style:paragraph-properties fo:text-align="center"/>
    </style:style>
    <style:style style:name="P2" style:family="paragraph">
      <loext:graphic-properties draw:fill-color="#ff9900"/>
      <style:paragraph-properties fo:text-align="center"/>
    </style:style>
    <style:style style:name="P3" style:family="paragraph">
      <loext:graphic-properties draw:fill-color="#00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5cm" svg:height="10.5cm" svg:x="3.3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0.5cm" svg:height="10.5cm" svg:x="14.001cm" svg:y="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9.801cm" svg:height="1.2cm" svg:x="17.4cm" svg:y="10.2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3cm" svg:height="2.1cm" svg:x="18.001cm" svg:y="9.801cm">
          <text:p text:style-name="P1">Plan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3.548cm" svg:height="1.964cm" draw:transform="rotate (0.927293431584587) translate (20.401cm 9.623cm)">
          <text:p text:style-name="P1">Design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3.748cm" svg:height="2.1cm" draw:transform="rotate (-2.11760798144472) translate (23.944cm 3.899cm)">
          <text:p text:style-name="P1">Develop</text:p>
          <draw:enhanced-geometry svg:viewBox="0 0 21600 21600" draw:text-areas="0 0 21600 21600" draw:mirror-vertical="tru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3cm" svg:height="2.1cm" draw:transform="rotate (-3.14159265358979) translate (20.274cm 4.866cm)">
          <text:p text:style-name="P1">Build</text:p>
          <draw:enhanced-geometry svg:viewBox="0 0 21600 21600" draw:text-areas="0 0 21600 21600" draw:mirror-vertical="tru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3cm" svg:height="2.1cm" draw:transform="rotate (2.09456963531839) translate (16.032cm 7.89cm)">
          <text:p text:style-name="P1">Test</text:p>
          <draw:enhanced-geometry svg:viewBox="0 0 21600 21600" draw:text-areas="0 0 21600 21600" draw:mirror-vertical="true" draw:mirror-horizontal="fals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3.732cm" svg:height="2.1cm" draw:transform="rotate (-1.10706234454) translate (16.583cm 7.287cm)">
          <text:p text:style-name="P1">Review</text:p>
          <draw:enhanced-geometry svg:viewBox="0 0 21600 21600" draw:text-areas="0 0 21600 21600" draw:mirror-horizontal="false" draw:mirror-vertical="fals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2" draw:layer="layout" svg:width="12.2cm" svg:height="1.2cm" svg:x="6.3cm" svg:y="10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3cm" svg:height="2.1cm" svg:x="7.3cm" svg:y="9.9cm">
          <text:p text:style-name="P1">Plan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3.548cm" svg:height="1.964cm" draw:transform="rotate (0.927293431584587) translate (9.7cm 9.722cm)">
          <text:p text:style-name="P1">Design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3.748cm" svg:height="2.1cm" draw:transform="rotate (-2.11760798144472) translate (13.243cm 3.998cm)">
          <text:p text:style-name="P1">Develop</text:p>
          <draw:enhanced-geometry svg:viewBox="0 0 21600 21600" draw:text-areas="0 0 21600 21600" draw:mirror-vertical="tru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3cm" svg:height="2.1cm" draw:transform="rotate (-3.14159265358979) translate (9.573cm 4.965cm)">
          <text:p text:style-name="P1">Build</text:p>
          <draw:enhanced-geometry svg:viewBox="0 0 21600 21600" draw:text-areas="0 0 21600 21600" draw:mirror-vertical="tru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3cm" svg:height="2.1cm" draw:transform="rotate (2.09456963531839) translate (5.331cm 7.989cm)">
          <text:p text:style-name="P1">Test</text:p>
          <draw:enhanced-geometry svg:viewBox="0 0 21600 21600" draw:text-areas="0 0 21600 21600" draw:mirror-vertical="true" draw:mirror-horizontal="fals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3.732cm" svg:height="2.1cm" draw:transform="rotate (-1.10706234454) translate (5.882cm 7.386cm)">
          <text:p text:style-name="P1">Review</text:p>
          <draw:enhanced-geometry svg:viewBox="0 0 21600 21600" draw:text-areas="0 0 21600 21600" draw:mirror-horizontal="false" draw:mirror-vertical="fals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4T17:37:22.814492992</meta:creation-date>
    <dc:date>2020-05-04T18:01:06.765961938</dc:date>
    <meta:editing-duration>PT3M15S</meta:editing-duration>
    <meta:editing-cycles>2</meta:editing-cycles>
    <meta:generator>LibreOffice/5.1.6.2$Linux_X86_64 LibreOffice_project/10m0$Build-2</meta:generator>
    <meta:document-statistic meta:object-count="16"/>
  </office:meta>
</office:document-meta>
</file>